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Documentation projet #3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 du document" draw:style-name="dp1" draw:master-page-name="Title_20_and_20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lan du document</text:span></text:p>
          </draw:text-box>
        </draw:frame>
        <draw:frame draw:name="Shape 6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3">Introduction des développeurs et du projet en anglais (25 lignes minimum)</text:span></text:p>
            <text:p text:style-name="P7"><text:span text:style-name="T3">User stories (titre, description, status)</text:span></text:p>
            <text:p text:style-name="P7"><text:span text:style-name="T3">Wireframes avec enchaînement des écrans</text:span></text:p>
            <text:p text:style-name="P7"><text:span text:style-name="T3">Conception UML : base de données et class diagram du code java</text:span></text:p>
            <text:p text:style-name="P7"><text:span text:style-name="T3">Difficultés techniques : expliquer les points bloquants et leur solution</text:span></text:p>
            <text:p text:style-name="P7"><text:span text:style-name="T3">Conclusion</text:span></text:p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at" draw:style-name="dp1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Format</text:span></text:p>
          </draw:text-box>
        </draw:frame>
        <draw:frame draw:name="Shape 6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3">Document Word ou Google Doc seulement</text:span></text:p>
            <text:p text:style-name="P9"><text:span text:style-name="T3">Images incrustées dans le document</text:span></text:p>
            <text:p text:style-name="P9"><text:span text:style-name="T3">Pas d’URL vers proto.io (ou équivalent), tout doit être dans le document. Faire des captures si nécessaire pour les coller.</text:span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chéance et modalités" draw:style-name="dp1" draw:master-page-name="Title_20_and_20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Echéance et modalités</text:span></text:p>
          </draw:text-box>
        </draw:frame>
        <draw:frame draw:name="Shape 7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3">Le document doit être rendu pour le 7 juillet 2017.</text:span></text:p>
            <text:p text:style-name="P9"><text:span text:style-name="T3">Un document par projet.</text:span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document-statistic meta:object-count="44"/>
  </office:meta>
</office:document-meta>
</file>